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1.32mm" svg:height="132.45mm" svg:x="174.35mm" svg:y="7.53mm">
            <draw:object draw:notify-on-update-of-ranges="Sheet1.B1:Sheet1.B2 Sheet1.B3:Sheet1.B13 Sheet1.F1:Sheet1.F2 Sheet1.F3:Sheet1.F13 Sheet1.B1:Sheet1.B2 Sheet1.B3:Sheet1.B13 Sheet1.G1:Sheet1.G2 Sheet1.G3:Sheet1.G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E[X]</text:p>
          </table:table-cell>
          <table:table-cell/>
          <table:table-cell office:value-type="string" calcext:value-type="string">
            <text:p>E[I]</text:p>
          </table:table-cell>
          <table:table-cell/>
          <table:table-cell office:value-type="string" calcext:value-type="string">
            <text:p>E[R]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imu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9938604" calcext:value-type="float">
            <text:p>1.99938604</text:p>
          </table:table-cell>
          <table:table-cell office:value-type="float" office:value="6.5" calcext:value-type="float">
            <text:p>6.5</text:p>
          </table:table-cell>
          <table:table-cell office:value-type="float" office:value="6.508" calcext:value-type="float">
            <text:p>6.508</text:p>
          </table:table-cell>
          <table:table-cell office:value-type="float" office:value="3.25" calcext:value-type="float">
            <text:p>3.25</text:p>
          </table:table-cell>
          <table:table-cell office:value-type="float" office:value="3.24256775" calcext:value-type="float">
            <text:p>3.242567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2.50048478" calcext:value-type="float">
            <text:p>2.50048478</text:p>
          </table:table-cell>
          <table:table-cell office:value-type="float" office:value="6.1" calcext:value-type="float">
            <text:p>6.1</text:p>
          </table:table-cell>
          <table:table-cell office:value-type="float" office:value="6.068" calcext:value-type="float">
            <text:p>6.068</text:p>
          </table:table-cell>
          <table:table-cell office:value-type="float" office:value="3.05" calcext:value-type="float">
            <text:p>3.05</text:p>
          </table:table-cell>
          <table:table-cell office:value-type="float" office:value="3.0405536" calcext:value-type="float">
            <text:p>3.0405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00011326" calcext:value-type="float">
            <text:p>3.00011326</text:p>
          </table:table-cell>
          <table:table-cell office:value-type="float" office:value="6" calcext:value-type="float">
            <text:p>6</text:p>
          </table:table-cell>
          <table:table-cell office:value-type="float" office:value="5.897" calcext:value-type="float">
            <text:p>5.897</text:p>
          </table:table-cell>
          <table:table-cell office:value-type="float" office:value="3" calcext:value-type="float">
            <text:p>3</text:p>
          </table:table-cell>
          <table:table-cell office:value-type="float" office:value="2.96294847" calcext:value-type="float">
            <text:p>2.9629484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3.49909029" calcext:value-type="float">
            <text:p>3.49909029</text:p>
          </table:table-cell>
          <table:table-cell office:value-type="float" office:value="6.0714" calcext:value-type="float">
            <text:p>6.0714</text:p>
          </table:table-cell>
          <table:table-cell office:value-type="float" office:value="5.966" calcext:value-type="float">
            <text:p>5.966</text:p>
          </table:table-cell>
          <table:table-cell office:value-type="float" office:value="3.0357" calcext:value-type="float">
            <text:p>3.0357</text:p>
          </table:table-cell>
          <table:table-cell office:value-type="float" office:value="2.98278437" calcext:value-type="float">
            <text:p>2.98278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0051863" calcext:value-type="float">
            <text:p>4.00051863</text:p>
          </table:table-cell>
          <table:table-cell office:value-type="float" office:value="6.25" calcext:value-type="float">
            <text:p>6.25</text:p>
          </table:table-cell>
          <table:table-cell office:value-type="float" office:value="6.141" calcext:value-type="float">
            <text:p>6.141</text:p>
          </table:table-cell>
          <table:table-cell office:value-type="float" office:value="3.125" calcext:value-type="float">
            <text:p>3.125</text:p>
          </table:table-cell>
          <table:table-cell office:value-type="float" office:value="3.06123192" calcext:value-type="float">
            <text:p>3.0612319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4.5008065" calcext:value-type="float">
            <text:p>4.5008065</text:p>
          </table:table-cell>
          <table:table-cell office:value-type="float" office:value="6.5" calcext:value-type="float">
            <text:p>6.5</text:p>
          </table:table-cell>
          <table:table-cell office:value-type="float" office:value="6.604" calcext:value-type="float">
            <text:p>6.604</text:p>
          </table:table-cell>
          <table:table-cell office:value-type="float" office:value="3.25" calcext:value-type="float">
            <text:p>3.25</text:p>
          </table:table-cell>
          <table:table-cell office:value-type="float" office:value="3.33348773" calcext:value-type="float">
            <text:p>3.333487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9976821" calcext:value-type="float">
            <text:p>4.99976821</text:p>
          </table:table-cell>
          <table:table-cell office:value-type="float" office:value="6.8" calcext:value-type="float">
            <text:p>6.8</text:p>
          </table:table-cell>
          <table:table-cell office:value-type="float" office:value="6.803" calcext:value-type="float">
            <text:p>6.803</text:p>
          </table:table-cell>
          <table:table-cell office:value-type="float" office:value="3.4" calcext:value-type="float">
            <text:p>3.4</text:p>
          </table:table-cell>
          <table:table-cell office:value-type="float" office:value="3.42920619" calcext:value-type="float">
            <text:p>3.4292061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5.49976971" calcext:value-type="float">
            <text:p>5.49976971</text:p>
          </table:table-cell>
          <table:table-cell office:value-type="float" office:value="7.1364" calcext:value-type="float">
            <text:p>7.1364</text:p>
          </table:table-cell>
          <table:table-cell office:value-type="float" office:value="7.053" calcext:value-type="float">
            <text:p>7.053</text:p>
          </table:table-cell>
          <table:table-cell office:value-type="float" office:value="3.5682" calcext:value-type="float">
            <text:p>3.5682</text:p>
          </table:table-cell>
          <table:table-cell office:value-type="float" office:value="3.58323867" calcext:value-type="float">
            <text:p>3.583238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99887192" calcext:value-type="float">
            <text:p>5.99887192</text:p>
          </table:table-cell>
          <table:table-cell office:value-type="float" office:value="7.5" calcext:value-type="float">
            <text:p>7.5</text:p>
          </table:table-cell>
          <table:table-cell office:value-type="float" office:value="7.45" calcext:value-type="float">
            <text:p>7.45</text:p>
          </table:table-cell>
          <table:table-cell office:value-type="float" office:value="3.75" calcext:value-type="float">
            <text:p>3.75</text:p>
          </table:table-cell>
          <table:table-cell office:value-type="float" office:value="3.75796387" calcext:value-type="float">
            <text:p>3.7579638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6.50355987" calcext:value-type="float">
            <text:p>6.50355987</text:p>
          </table:table-cell>
          <table:table-cell office:value-type="float" office:value="7.8846" calcext:value-type="float">
            <text:p>7.8846</text:p>
          </table:table-cell>
          <table:table-cell office:value-type="float" office:value="7.841" calcext:value-type="float">
            <text:p>7.841</text:p>
          </table:table-cell>
          <table:table-cell office:value-type="float" office:value="3.9423" calcext:value-type="float">
            <text:p>3.9423</text:p>
          </table:table-cell>
          <table:table-cell office:value-type="float" office:value="3.92157733" calcext:value-type="float">
            <text:p>3.92157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.9996382" calcext:value-type="float">
            <text:p>6.9996382</text:p>
          </table:table-cell>
          <table:table-cell office:value-type="float" office:value="8.2857" calcext:value-type="float">
            <text:p>8.2857</text:p>
          </table:table-cell>
          <table:table-cell office:value-type="float" office:value="8.309" calcext:value-type="float">
            <text:p>8.309</text:p>
          </table:table-cell>
          <table:table-cell office:value-type="float" office:value="4.1429" calcext:value-type="float">
            <text:p>4.1429</text:p>
          </table:table-cell>
          <table:table-cell office:value-type="float" office:value="4.12271624" calcext:value-type="float">
            <text:p>4.12271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1:07:20.248000000</meta:creation-date>
    <meta:generator>LibreOffice/6.1.3.2$Windows_X86_64 LibreOffice_project/86daf60bf00efa86ad547e59e09d6bb77c699acb</meta:generator>
    <dc:date>2019-08-15T11:34:45.082000000</dc:date>
    <meta:editing-duration>PT27M24S</meta:editing-duration>
    <meta:editing-cycles>2</meta:editing-cycles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33cm" svg:height="13.246cm" xlink:href=".." xlink:type="simple" chart:class="chart:scatter" chart:style-name="ch1">
        <chart:title svg:x="6.067cm" svg:y="0.4cm" chart:style-name="ch2">
          <text:p>Wait time for taxi vs time between taxis</text:p>
        </chart:title>
        <chart:subtitle svg:x="8.104cm" svg:y="1.443cm" chart:style-name="ch3">
          <text:p>Theory and simulation</text:p>
        </chart:subtitle>
        <chart:legend chart:legend-position="end" svg:x="17.632cm" svg:y="6.075cm" style:legend-expansion="high" chart:style-name="ch4"/>
        <chart:plot-area chart:style-name="ch5" table:cell-range-address="Sheet1.B1:Sheet1.B13 Sheet1.F1:Sheet1.G13" chart:data-source-has-labels="row" svg:x="1.413cm" svg:y="2.39cm" svg:width="15.817cm" svg:height="9.611cm">
          <chartooo:coordinate-region svg:x="2.14cm" svg:y="2.589cm" svg:width="14.996cm" svg:height="8.765cm"/>
          <chart:axis chart:dimension="x" chart:name="primary-x" chart:style-name="ch6">
            <chart:title svg:x="7.928cm" svg:y="12.265cm" chart:style-name="ch7">
              <text:p>time between taxis</text:p>
            </chart:title>
          </chart:axis>
          <chart:axis chart:dimension="y" chart:name="primary-y" chart:style-name="ch6">
            <chart:title svg:x="0.451cm" svg:y="8.403cm" chart:style-name="ch8">
              <text:p>wait time for taxi</text:p>
            </chart:title>
            <chart:grid chart:style-name="ch9" chart:class="major"/>
          </chart:axis>
          <chart:series chart:style-name="ch10" chart:values-cell-range-address="Sheet1.F3:Sheet1.F13" chart:label-cell-address="Sheet1.F1:Sheet1.F2" chart:class="chart:scatter">
            <chart:domain table:cell-range-address="Sheet1.B3:Sheet1.B13"/>
            <chart:data-point chart:style-name="ch11"/>
            <chart:data-point chart:repeated="10"/>
          </chart:series>
          <chart:series chart:style-name="ch12" chart:values-cell-range-address="Sheet1.G3:Sheet1.G13" chart:label-cell-address="Sheet1.G1:Sheet1.G2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[R] theory</text:p>
                <text:list>
                  <text:list-item>
                    <text:p>E[R]</text:p>
                  </text:list-item>
                  <text:list-item>
                    <text:p>theory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simulation</text:p>
                <text:list>
                  <text:list-item>
                    <text:p/>
                  </text:list-item>
                  <text:list-item>
                    <text:p>simulation</text:p>
                  </text:list-item>
                </text:list>
                <draw:g>
                  <svg:desc>Sheet1.G1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3:Sheet1.B13</svg:desc>
                </draw:g>
              </table:table-cell>
              <table:table-cell office:value-type="float" office:value="3.25">
                <text:p>3.25</text:p>
                <draw:g>
                  <svg:desc>Sheet1.F3:Sheet1.F13</svg:desc>
                </draw:g>
              </table:table-cell>
              <table:table-cell office:value-type="float" office:value="3.24256775">
                <text:p>3.24256775</text:p>
                <draw:g>
                  <svg:desc>Sheet1.G3:Sheet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05">
                <text:p>3.05</text:p>
              </table:table-cell>
              <table:table-cell office:value-type="float" office:value="3.0405536">
                <text:p>3.0405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6294847">
                <text:p>2.96294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.0357">
                <text:p>3.0357</text:p>
              </table:table-cell>
              <table:table-cell office:value-type="float" office:value="2.98278437">
                <text:p>2.98278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125">
                <text:p>3.125</text:p>
              </table:table-cell>
              <table:table-cell office:value-type="float" office:value="3.06123192">
                <text:p>3.06123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3.25">
                <text:p>3.25</text:p>
              </table:table-cell>
              <table:table-cell office:value-type="float" office:value="3.33348773">
                <text:p>3.33348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3.42920619">
                <text:p>3.429206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3.5682">
                <text:p>3.5682</text:p>
              </table:table-cell>
              <table:table-cell office:value-type="float" office:value="3.58323867">
                <text:p>3.58323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.75796387">
                <text:p>3.75796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3.9423">
                <text:p>3.9423</text:p>
              </table:table-cell>
              <table:table-cell office:value-type="float" office:value="3.92157733">
                <text:p>3.92157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.1429">
                <text:p>4.1429</text:p>
              </table:table-cell>
              <table:table-cell office:value-type="float" office:value="4.12271624">
                <text:p>4.122716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